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thJax_Math" svg:font-family="MathJax_Math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stroke-linejoin="none" draw:fill="none" draw:textarea-horizontal-align="justify" draw:textarea-vertical-align="middle" draw:auto-grow-height="false" fo:min-height="1.75cm" fo:min-width="3.5cm" fo:padding-top="0.142cm" fo:padding-bottom="0.142cm" fo:padding-left="0.267cm" fo:padding-right="0.267cm"/>
    </style:style>
    <style:style style:name="gr2" style:family="graphic" style:parent-style-name="standard">
      <style:graphic-properties draw:stroke="dash" draw:stroke-dash="Dash" svg:stroke-width="0.035cm" svg:stroke-color="#000000" draw:marker-start-width="0.252cm" draw:marker-end-width="0.252cm" draw:stroke-linejoin="miter" svg:stroke-linecap="butt" draw:fill="none" draw:textarea-horizontal-align="justify" draw:textarea-vertical-align="middle" draw:auto-grow-height="false" fo:min-height="1.794cm" fo:min-width="3.598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textarea-vertical-align="top" fo:padding-top="0.142cm" fo:padding-bottom="0.142cm" fo:padding-left="0.267cm" fo:padding-right="0.267cm"/>
    </style:style>
    <style:style style:name="gr4" style:family="graphic" style:parent-style-name="objectwithoutfill">
      <style:graphic-properties draw:stroke="dash" draw:stroke-dash="Dash" svg:stroke-width="0.035cm" svg:stroke-color="#000000" draw:marker-start-width="0.252cm" draw:marker-end-width="0.252cm" draw:stroke-linejoin="none" svg:stroke-linecap="butt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6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4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style:font-name="MathJax_Math" fo:font-size="10pt"/>
    </style:style>
    <style:style style:name="P3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cm" svg:height="2cm" draw:transform="rotate (-1.32645023151569) translate (3.542cm 1.30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098cm" svg:height="2.044cm" draw:transform="skewX (0.000523598775598293) rotate (-1.67551608191456) translate (5.03cm 1.434cm)">
          <text:p/>
          <draw:enhanced-geometry svg:viewBox="0 0 21600 21600" draw:type="rectangle" draw:enhanced-path="M 0 0 L 21600 0 21600 21600 0 21600 0 0 Z N"/>
        </draw:custom-shape>
        <draw:ellipse draw:style-name="gr3" draw:text-style-name="P2" draw:layer="layout" svg:width="2.77cm" svg:height="2.992cm" svg:x="3.219cm" svg:y="4cm" draw:kind="arc" draw:start-angle="83.68" draw:end-angle="105.68">
          <text:p/>
        </draw:ellipse>
        <draw:line draw:style-name="gr4" draw:text-style-name="P1" draw:layer="layout" svg:x1="4.511cm" svg:y1="5.183cm" svg:x2="4.598cm" svg:y2="5.511cm">
          <text:p/>
        </draw:line>
        <draw:frame draw:style-name="gr5" draw:text-style-name="P3" draw:layer="layout" svg:width="0.277cm" svg:height="0.645cm" svg:x="4.392cm" svg:y="4.289cm">
          <draw:text-box>
            <text:p><text:span text:style-name="T1">α</text:span></text:p>
          </draw:text-box>
        </draw:frame>
        <draw:custom-shape draw:style-name="gr6" draw:text-style-name="P4" draw:layer="layout" svg:width="0.15cm" svg:height="0.15cm" svg:x="3.5cm" svg:y="5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1.243cm" svg:height="0.645cm" svg:x="2.996cm" svg:y="5.305cm">
          <draw:text-box>
            <text:p><text:span text:style-name="T1">pivot</text:span></text:p>
          </draw:text-box>
        </draw:frame>
        <draw:frame draw:style-name="gr8" draw:text-style-name="P5" draw:layer="layout" svg:width="1.205cm" svg:height="0.645cm" draw:transform="rotate (0.244346095279206) translate (1.977cm 1.205cm)">
          <draw:text-box>
            <text:p><text:span text:style-name="T1">fron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thJax_Math" svg:font-family="MathJax_Math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7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Aurel Wisse</meta:initial-creator>
    <meta:creation-date>2024-09-24T16:16:02.437655175</meta:creation-date>
    <dc:date>2024-09-24T16:54:10.802910535</dc:date>
    <dc:creator>Aurel Wisse</dc:creator>
    <meta:editing-duration>PT12M53S</meta:editing-duration>
    <meta:editing-cycles>4</meta:editing-cycles>
    <meta:generator>LibreOffice/7.3.7.2$Linux_X86_64 LibreOffice_project/30$Build-2</meta:generator>
    <meta:document-statistic meta:object-count="8"/>
  </office:meta>
</office:document-meta>
</file>